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4fd" officeooo:paragraph-rsid="0002e4fd"/>
    </style:style>
    <style:style style:name="P2" style:family="paragraph" style:parent-style-name="Standard">
      <style:text-properties officeooo:paragraph-rsid="0002e4fd"/>
    </style:style>
    <style:style style:name="P3" style:family="paragraph" style:parent-style-name="Standard">
      <style:text-properties officeooo:rsid="0003e4a9" officeooo:paragraph-rsid="0003e4a9"/>
    </style:style>
    <style:style style:name="P4" style:family="paragraph" style:parent-style-name="Standard">
      <style:text-properties officeooo:rsid="0005ff20" officeooo:paragraph-rsid="0005ff20"/>
    </style:style>
    <style:style style:name="T1" style:family="text">
      <style:text-properties officeooo:rsid="0002e4fd"/>
    </style:style>
    <style:style style:name="T2" style:family="text">
      <style:text-properties fo:font-weight="bold" officeooo:rsid="0002e4fd" style:font-weight-asian="bold" style:font-weight-complex="bold"/>
    </style:style>
    <style:style style:name="T3" style:family="text">
      <style:text-properties fo:font-weight="bold" officeooo:rsid="0003e4a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e4fd" style:font-weight-asian="normal" style:font-weight-complex="normal"/>
    </style:style>
    <style:style style:name="T6" style:family="text">
      <style:text-properties fo:font-weight="normal" officeooo:rsid="0003e4a9" style:font-weight-asian="normal" style:font-weight-complex="normal"/>
    </style:style>
    <style:style style:name="T7" style:family="text">
      <style:text-properties fo:font-weight="normal" officeooo:rsid="0003e6ef" style:font-weight-asian="normal" style:font-weight-complex="normal"/>
    </style:style>
    <style:style style:name="T8" style:family="text">
      <style:text-properties fo:font-weight="normal" officeooo:rsid="0005ff2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D’un modèle de collision entre particules à la DSMC</text:p>
      <text:p text:style-name="P1"/>
      <text:p text:style-name="P1">Par la suite, nous avons voulu ajouter des collisions de particules dans le modèle. </text:p>
      <text:p text:style-name="P1"/>
      <text:p text:style-name="P2"><text:span text:style-name="T1">Dans ce modèle élémentaire, les particules sont considérées comme des disques durs (2D) de rayon </text:span><text:span text:style-name="T2">r</text:span><text:span text:style-name="T5">. Les collisions sont alors anticipées : une grille de taille NxN, si N est le nombre de particules, est utilisée pour stocker les temps de prochaines collisions entre chaque couple de particules. Ainsi, avec trois particules, on pourrait avoir : […]. Ainsi, une fois la matrice initialisée, le système évolue *sans collision* jusqu’à </text:span><text:span text:style-name="T2">t_coll</text:span><text:span text:style-name="T5"> = min(A) (on aura bien sûr ignorer les nan). Une fois arrivé à l’instant de la collision, </text:span><text:span text:style-name="T6">les vitesse résiduelles sont calculées selon un modèle disque dur [à détailler]. Puis, les lignes et colonnes correspondants aux particules concernées par la collision sont mises à jour : c’est là la force de cet algorithme, portant le nom d’</text:span><text:span text:style-name="T3">Algorithme de Alder et Wainwright</text:span><text:span text:style-name="T6"> : seule l’initialisation est vraiment coûteuse, il ne s’agit ensuite que de faire la mise à jour de colonnes / lignes. </text:span><text:span text:style-name="T8">Remarquons que nous pouvons ajouter les parois dans ce modèle sans effort : pour K parois, K lignes de la matrice leur sont réservés et seul le calcul des collisions des particules sur les parois sont réalisées. [ajouter nouvelle matrice exemple] </text:span></text:p>
      <text:p text:style-name="P3"><text:span text:style-name="T4">Malgré cela, cet algorithme, de complexité spatial O(N²) et temporel ???, reste très coûteux (à quantifier) lorsque l’on cherche à calculer pour un grand nombre de particules. Le second problème provient du faire que dans ce modèle, les temps de collisions sont calculés à l’instant 0, puis mis à jour, selon les collisions. </text:span><text:span text:style-name="T7">Dans ce modèle, il n’est pas possible d’av</text:span><text:span text:style-name="T8">oir une accélération quelconque, à moins de recalculer à chaque pas de temps toute la matrice. Cet algorithme n’est donc pas satisfaisant.</text:span></text:p>
      <text:p text:style-name="P4"><text:span text:style-name="T8"/></text:p>
      <text:p text:style-name="P3"><text:span text:style-name="T8"/></text:p>
      <text:p text:style-name="P4"><text:span text:style-name="T4">Pour ces raisons, nous nous sommes intéressés à un algorithme stochastique de calculs des collisions : la Direct Simulation Monte Carlo ou DSMC.</text:span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08:36:43.972182006</meta:creation-date>
    <dc:date>2020-12-11T10:12:37.563836951</dc:date>
    <meta:editing-duration>PT1H14M4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5" meta:word-count="324" meta:character-count="1958" meta:non-whitespace-character-count="1639"/>
  </office:meta>
</office:document-meta>
</file>